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84b" officeooo:paragraph-rsid="0004084b"/>
    </style:style>
    <style:style style:name="P2" style:family="paragraph" style:parent-style-name="Standard">
      <style:text-properties officeooo:rsid="0008815c" officeooo:paragraph-rsid="0008815c"/>
    </style:style>
    <style:style style:name="P3" style:family="paragraph" style:parent-style-name="Standard">
      <style:text-properties officeooo:rsid="000959e7" officeooo:paragraph-rsid="000959e7"/>
    </style:style>
    <style:style style:name="P4" style:family="paragraph" style:parent-style-name="Standard">
      <style:text-properties officeooo:rsid="000b3241" officeooo:paragraph-rsid="000b3241"/>
    </style:style>
    <style:style style:name="P5" style:family="paragraph" style:parent-style-name="Standard">
      <style:text-properties officeooo:rsid="000b582d" officeooo:paragraph-rsid="000b582d"/>
    </style:style>
    <style:style style:name="P6" style:family="paragraph" style:parent-style-name="Standard">
      <style:text-properties officeooo:rsid="000faf4c" officeooo:paragraph-rsid="000faf4c"/>
    </style:style>
    <style:style style:name="T1" style:family="text">
      <style:text-properties officeooo:rsid="00046980"/>
    </style:style>
    <style:style style:name="T2" style:family="text">
      <style:text-properties officeooo:rsid="000542ed"/>
    </style:style>
    <style:style style:name="T3" style:family="text">
      <style:text-properties officeooo:rsid="000734c7"/>
    </style:style>
    <style:style style:name="T4" style:family="text">
      <style:text-properties officeooo:rsid="00077e3e"/>
    </style:style>
    <style:style style:name="T5" style:family="text">
      <style:text-properties officeooo:rsid="000b3241"/>
    </style:style>
    <style:style style:name="T6" style:family="text">
      <style:text-properties officeooo:rsid="000be930"/>
    </style:style>
    <style:style style:name="T7" style:family="text">
      <style:text-properties officeooo:rsid="000dd42a"/>
    </style:style>
    <style:style style:name="T8" style:family="text">
      <style:text-properties officeooo:rsid="000faf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 mortems</text:p>
      <text:p text:style-name="P1"><text:tab/>what’s included in a postmortem</text:p>
      <text:p text:style-name="P1"><text:tab/><text:tab/>description of what happened (project outcomes, challenges encountered, successes achieved)</text:p>
      <text:p text:style-name="P1"><text:tab/><text:tab/>more a look at major events than minor events</text:p>
      <text:p text:style-name="P1"><text:tab/><text:tab/>understand what happened, what were the outcomes, what were challenges, what were successes</text:p>
      <text:p text:style-name="P1"><text:tab/><text:tab/><text:span text:style-name="T1">impact on stakeholders, users, timelines, or system performance</text:span></text:p>
      <text:p text:style-name="P1"><text:tab/><text:tab/><text:span text:style-name="T1">analysis of what contributed to both successes and failures</text:span></text:p>
      <text:p text:style-name="P1"><text:tab/><text:tab/><text:span text:style-name="T2">root causes of any problems or inefficiencies</text:span></text:p>
      <text:p text:style-name="P1"><text:tab/><text:tab/><text:span text:style-name="T2">action plan for improvement in future projects</text:span></text:p>
      <text:p text:style-name="P1"><text:tab/><text:span text:style-name="T3">blameless culture is essential</text:span></text:p>
      <text:p text:style-name="P1"><text:tab/><text:tab/><text:span text:style-name="T4">focused more on process and outcome than people</text:span></text:p>
      <text:p text:style-name="P2">Applying agile principles</text:p>
      <text:p text:style-name="P2"/>
      <text:p text:style-name="P4">Chapter 14 (Transformational Systems)</text:p>
      <text:p text:style-name="P2"/>
      <text:p text:style-name="P3">Chapter 15 <text:span text:style-name="T5">(Modeling and Design of Rule-Based Systems)</text:span></text:p>
      <text:p text:style-name="P5"><text:tab/>modeling and design of rule-based systems</text:p>
      <text:p text:style-name="P5"><text:tab/>decision tables and trees <text:span text:style-name="T6">(15.4) (page 332)</text:span></text:p>
      <text:p text:style-name="P5"><text:tab/><text:tab/>a way to communicate the rules</text:p>
      <text:p text:style-name="P5"><text:tab/><text:tab/>conditional stubs, explain the conditions necessary for an outcome</text:p>
      <text:p text:style-name="P5"><text:tab/><text:tab/><text:span text:style-name="T6">rules can result in multiple actions (marked with x)</text:span></text:p>
      <text:p text:style-name="P5"><text:tab/><text:span text:style-name="T7">Systematic Decision Table Construction</text:span><text:tab/></text:p>
      <text:p text:style-name="P5"><text:tab/><text:span text:style-name="T8">Progressive Decision Table Construction</text:span></text:p>
      <text:p text:style-name="P6"><text:tab/><text:tab/>Enter rules one at a time and finish them as soon as possible</text:p>
      <text:p text:style-name="P5"/>
      <text:p text:style-name="P3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0:01:14.280803693</meta:creation-date>
    <dc:date>2026-01-30T10:47:20.513435550</dc:date>
    <meta:editing-duration>PT6H40M15S</meta:editing-duration>
    <meta:editing-cycles>12</meta:editing-cycles>
    <meta:generator>LibreOffice/24.2.7.2$Linux_X86_64 LibreOffice_project/420$Build-2</meta:generator>
    <meta:document-statistic meta:table-count="0" meta:image-count="0" meta:object-count="0" meta:page-count="1" meta:paragraph-count="23" meta:word-count="155" meta:character-count="1078" meta:non-whitespace-character-count="913"/>
  </office:meta>
</office:document-meta>
</file>